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fo:margin-right="-0.009cm" table:align="margins"/>
    </style:style>
    <style:style style:name="Tabelle1.A" style:family="table-column">
      <style:table-column-properties style:column-width="1.162cm" style:rel-column-width="4478*"/>
    </style:style>
    <style:style style:name="Tabelle1.B" style:family="table-column">
      <style:table-column-properties style:column-width="1.542cm" style:rel-column-width="5939*"/>
    </style:style>
    <style:style style:name="Tabelle1.C" style:family="table-column">
      <style:table-column-properties style:column-width="14.305cm" style:rel-column-width="5511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text-align="start" style:justify-single-word="false" style:text-autospace="none"/>
      <style:text-properties style:font-name="DejaVuSans" fo:font-size="10pt" style:font-name-asian="DejaVuSans" style:font-size-asian="10pt" style:font-name-complex="DejaVuSans" style:font-size-complex="10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DejaVuSans" fo:font-size="10pt" style:font-name-asian="DejaVuSans" style:font-size-asian="10pt" style:font-name-complex="DejaVuSans" style:font-size-complex="10pt"/>
    </style:style>
    <style:style style:name="P5" style:family="paragraph" style:parent-style-name="Standard" style:list-style-name="L3">
      <style:paragraph-properties fo:text-align="start" style:justify-single-word="false" style:text-autospace="none"/>
      <style:text-properties style:font-name="DejaVuSans" fo:font-size="10pt" style:font-name-asian="DejaVuSans" style:font-size-asian="10pt" style:font-name-complex="DejaVuSans" style:font-size-complex="10pt"/>
    </style:style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8">
      <style:text-properties fo:font-style="italic" style:font-style-asian="italic" style:font-style-complex="italic"/>
    </style:style>
    <style:style style:name="P11" style:family="paragraph" style:parent-style-name="Standard" style:list-style-name="L7">
      <style:text-properties fo:font-style="italic" style:font-style-asian="italic" style:font-style-complex="italic"/>
    </style:style>
    <style:style style:name="P12" style:family="paragraph" style:parent-style-name="Standard" style:list-style-name="L5">
      <style:text-properties fo:font-style="italic" style:font-style-asian="italic" style:font-style-complex="italic"/>
    </style:style>
    <style:style style:name="P13" style:family="paragraph" style:parent-style-name="Standard" style:list-style-name="L4">
      <style:text-properties fo:font-style="italic" style:font-style-asian="italic" style:font-style-complex="italic"/>
    </style:style>
    <style:style style:name="P14" style:family="paragraph" style:parent-style-name="Standard" style:list-style-name="L10">
      <style:text-properties fo:font-style="italic" style:font-style-asian="italic" style:font-style-complex="italic"/>
    </style:style>
    <style:style style:name="P15" style:family="paragraph" style:parent-style-name="Standard" style:list-style-name="L11">
      <style:text-properties fo:font-style="italic" style:font-style-asian="italic" style:font-style-complex="italic"/>
    </style:style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2"/>
    <style:style style:name="P19" style:family="paragraph" style:parent-style-name="Standard" style:list-style-name="L1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erteilte Systeme Übung 01</text:p>
      <text:p text:style-name="Standard"/>
      <text:list xml:id="list2556750097807765068" text:style-name="L8">
        <text:list-item>
          <text:list>
            <text:list-item>
              <text:p text:style-name="P10">Definition verteilter Systeme</text:p>
            </text:list-item>
          </text:list>
        </text:list-item>
      </text:list>
      <text:p text:style-name="Standard"><text:s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a</text:p>
          </table:table-cell>
          <table:table-cell table:style-name="Tabelle1.A1" office:value-type="string">
            <text:p text:style-name="Table_20_Contents">Ja</text:p>
          </table:table-cell>
          <table:table-cell table:style-name="Tabelle1.C1" office:value-type="string">
            <text:p text:style-name="Table_20_Contents">Mehrere Rechner sind vorhanden mit jeweils eigenen Prozessoren und Speichern</text:p>
          </table:table-cell>
        </table:table-row>
        <table:table-row>
          <table:table-cell table:style-name="Tabelle1.A2" office:value-type="string">
            <text:p text:style-name="Table_20_Contents">b</text:p>
          </table:table-cell>
          <table:table-cell table:style-name="Tabelle1.A2" office:value-type="string">
            <text:p text:style-name="Table_20_Contents">Nein</text:p>
          </table:table-cell>
          <table:table-cell table:style-name="Tabelle1.C2" office:value-type="string">
            <text:p text:style-name="Table_20_Contents">Nur ein Rechner ist vorhanden</text:p>
          </table:table-cell>
        </table:table-row>
        <table:table-row>
          <table:table-cell table:style-name="Tabelle1.A2" office:value-type="string">
            <text:p text:style-name="Table_20_Contents">c</text:p>
          </table:table-cell>
          <table:table-cell table:style-name="Tabelle1.A2" office:value-type="string">
            <text:p text:style-name="Table_20_Contents">nein</text:p>
          </table:table-cell>
          <table:table-cell table:style-name="Tabelle1.C2" office:value-type="string">
            <text:p text:style-name="Table_20_Contents">Hat gemeinsamen Speicher, wiederspricht Schill &amp; Springers Definition</text:p>
          </table:table-cell>
        </table:table-row>
        <table:table-row>
          <table:table-cell table:style-name="Tabelle1.A2" office:value-type="string">
            <text:p text:style-name="Table_20_Contents">d</text:p>
          </table:table-cell>
          <table:table-cell table:style-name="Tabelle1.A2" office:value-type="string">
            <text:p text:style-name="Table_20_Contents">ja</text:p>
          </table:table-cell>
          <table:table-cell table:style-name="Tabelle1.C2" office:value-type="string">
            <text:p text:style-name="Table_20_Contents">Verschiedene verteilte Computer die zusammen an einer Aufgabe arbeiten</text:p>
          </table:table-cell>
        </table:table-row>
      </table:table>
      <text:p text:style-name="Standard"/>
      <text:list xml:id="list8850020984453160618" text:style-name="L7">
        <text:list-item>
          <text:list>
            <text:list-item>
              <text:p text:style-name="P11">Ressourcen</text:p>
              <text:p text:style-name="P8"/>
            </text:list-item>
          </text:list>
        </text:list-item>
      </text:list>
      <text:p text:style-name="Standard">Hardware-Ressourcen</text:p>
      <text:list xml:id="list9032812965635637706" text:style-name="L1">
        <text:list-item>
          <text:p text:style-name="P1">Drucker</text:p>
          <text:list>
            <text:list-item>
              <text:p text:style-name="P1">mehrere Computer senden verschiedene Druckaufträge</text:p>
            </text:list-item>
          </text:list>
        </text:list-item>
        <text:list-item>
          <text:p text:style-name="P1">CPU</text:p>
          <text:list>
            <text:list-item>
              <text:p text:style-name="P1">ein Rechner stellt seine Rechenleistung zB. als Server anderen Rechnern im verteilten System zur Verfügung</text:p>
            </text:list-item>
          </text:list>
        </text:list-item>
        <text:list-item>
          <text:p text:style-name="P1">Festplattenkapazität</text:p>
          <text:list>
            <text:list-item>
              <text:p text:style-name="P1">mehrere Rechner greifen auf eine Festplatte zu und führen Operationen darauf aus</text:p>
            </text:list-item>
          </text:list>
        </text:list-item>
      </text:list>
      <text:p text:style-name="Standard"/>
      <text:p text:style-name="Standard">Daten- &amp; Software-Ressourcen</text:p>
      <text:list xml:id="list3593732921926468231" text:style-name="L2">
        <text:list-item>
          <text:p text:style-name="P2">Dateien</text:p>
          <text:list>
            <text:list-item>
              <text:p text:style-name="P2">mehrere Rechner haben Lese- und Schreibzugriff auf eine Datei</text:p>
            </text:list-item>
          </text:list>
        </text:list-item>
        <text:list-item>
          <text:p text:style-name="P2">Datenobjekte</text:p>
          <text:list>
            <text:list-item>
              <text:p text:style-name="P2">sind über mehrere Computer verteilt aber teilen Objektdaten und Methoden welche zB. <text:s/>Über <text:span text:style-name="T1">Remote Method Invocation</text:span><text:span text:style-name="T2"> aufgerufen werden können</text:span></text:p>
            </text:list-item>
          </text:list>
        </text:list-item>
        <text:list-item>
          <text:p text:style-name="P2">Datenbanken</text:p>
          <text:list>
            <text:list-item>
              <text:p text:style-name="P2">Inhalt kann mit mehreren Rechnern geteilt und genutzt werden</text:p>
            </text:list-item>
          </text:list>
        </text:list-item>
      </text:list>
      <text:p text:style-name="Standard"/>
      <text:list xml:id="list3009661829856807765" text:style-name="L6">
        <text:list-item>
          <text:list>
            <text:list-item>
              <text:p text:style-name="P7">Sicherheit Chat-Applikation</text:p>
              <text:p text:style-name="P7"/>
            </text:list-item>
          </text:list>
        </text:list-item>
      </text:list>
      <text:p text:style-name="Standard"/>
      <text:p text:style-name="Standard"/>
      <text:list xml:id="list4830025959093491478" text:style-name="L5">
        <text:list-item>
          <text:list>
            <text:list-item>
              <text:p text:style-name="P12">n-tier-Architekturen</text:p>
              <text:p text:style-name="P6"/>
            </text:list-item>
          </text:list>
        </text:list-item>
      </text:list>
      <text:p text:style-name="P4">Drei-Tier-Architektur für Client-Server-Systeme:</text:p>
      <text:list xml:id="list7595780797116839735" text:style-name="L3">
        <text:list-item>
          <text:p text:style-name="P5">Architektur aus 3 Schichten: 1 Client, 2 Server</text:p>
        </text:list-item>
        <text:list-item>
          <text:p text:style-name="P5">Client kann auf Server 1 angebotene Prozeduren aufrufen</text:p>
        </text:list-item>
        <text:list-item>
          <text:p text:style-name="P5">Server 1 holt für die aufgerufene Prozedur erforderlichen Daten von Server 2 per Aufruf ab</text:p>
        </text:list-item>
        <text:list-item>
          <text:p text:style-name="P5">Server 2 sendet Daten als Ergebnis an Server 1</text:p>
        </text:list-item>
        <text:list-item>
          <text:p text:style-name="P5">Server 1 sendet Ergebnis der aufgerufen Prozedur an Client</text:p>
        </text:list-item>
      </text:list>
      <text:p text:style-name="P3"><text:s/>→ 1 Server zuständig für Logik und der andere für Datenhaltung</text:p>
      <text:p text:style-name="Standard"/>
      <text:list xml:id="list7088036635385280422" text:style-name="L4">
        <text:list-item>
          <text:list>
            <text:list-item>
              <text:p text:style-name="P13">Verteilung</text:p>
            </text:list-item>
          </text:list>
        </text:list-item>
      </text:list>
      <text:p text:style-name="Standard"/>
      <text:list xml:id="list2088783110120494197" text:style-name="L9">
        <text:list-item>
          <text:p text:style-name="P16">vertikale Verteilung</text:p>
          <text:list>
            <text:list-item>
              <text:p text:style-name="P16">Verteilung erfolgt über mehrere Rechner</text:p>
            </text:list-item>
            <text:list-item>
              <text:p text:style-name="P16">n-tier-Architektur</text:p>
            </text:list-item>
          </text:list>
        </text:list-item>
        <text:list-item>
          <text:p text:style-name="P16">horizontale Verteilung</text:p>
          <text:list>
            <text:list-item>
              <text:p text:style-name="P16"><text:soft-page-break/>Verteilung nur auf einem Rechner (in den logischen Schichten)</text:p>
            </text:list-item>
            <text:list-item>
              <text:p text:style-name="P16">IP-Implementierung der versch. Schichten</text:p>
            </text:list-item>
          </text:list>
        </text:list-item>
      </text:list>
      <text:p text:style-name="Standard"/>
      <text:list xml:id="list4956482919582529164" text:style-name="L10">
        <text:list-item>
          <text:list>
            <text:list-item>
              <text:p text:style-name="P14">Uhrensynchronisierung mit Fokus Genauigkeit</text:p>
            </text:list-item>
          </text:list>
        </text:list-item>
      </text:list>
      <text:list xml:id="list3046794919621757675" text:style-name="L11">
        <text:list-item>
          <text:p text:style-name="P15"><text:span text:style-name="T2">Problem: kein gemeinsamer Speicher in VS</text:span></text:p>
        </text:list-item>
        <text:list-item>
          <text:p text:style-name="P15"><text:span text:style-name="T2">Zeit wichtig für Ereignisreihenfolge im VS</text:span></text:p>
        </text:list-item>
        <text:list-item>
          <text:p text:style-name="P15"><text:span text:style-name="T2">Uhren nicht synchron in allen Geräten:</text:span></text:p>
          <text:list>
            <text:list-item>
              <text:p text:style-name="P15"><text:span text:style-name="T2">Umfeldbedingungen nicht konsistent (Temperatur, etc.)</text:span></text:p>
            </text:list-item>
            <text:list-item>
              <text:p text:style-name="P15"><text:span text:style-name="T2">Energiequelle (Batterie schwach)</text:span></text:p>
            </text:list-item>
            <text:list-item>
              <text:p text:style-name="P15"><text:span text:style-name="T2">Physikalische Uhren: Quarz ungenau</text:span></text:p>
            </text:list-item>
            <text:list-item>
              <text:p text:style-name="P15"><text:span text:style-name="T2">logische Uhren: abweichende Zähl- /Oszillationsgeschwindigkeit</text:span></text:p>
            </text:list-item>
          </text:list>
        </text:list-item>
      </text:list>
      <text:list xml:id="list34329220" text:continue-list="list4956482919582529164" text:style-name="L10">
        <text:list-item>
          <text:list>
            <text:list-header>
              <text:p text:style-name="P17"/>
            </text:list-header>
          </text:list>
        </text:list-item>
      </text:list>
      <text:p text:style-name="Standard">a) in 2 Rechnern in lokalem Netzwerk ohne Verweis auf externe Zeitquelle</text:p>
      <text:list xml:id="list7937276690974627126" text:style-name="L13">
        <text:list-item>
          <text:p text:style-name="P19">Uhr des einen Rechners kann als Basis zur Synchronisation genutzt werden</text:p>
        </text:list-item>
        <text:list-item>
          <text:p text:style-name="P19">muss nicht mit Realzeit übereinstimmen</text:p>
        </text:list-item>
        <text:list-item>
          <text:p text:style-name="P19">wichtig nur, dass beide Rechner dieselbe Basis haben</text:p>
        </text:list-item>
        <text:list-item>
          <text:p text:style-name="P19">Uhrabweichungen werden periodisch geprüft und korrigiert</text:p>
        </text:list-item>
        <text:list-item>
          <text:p text:style-name="P19">→ Genauigkeit hängt von Häufigkeit der Überprüfung ab und der Geschwindigkeit der beiden Uhren</text:p>
        </text:list-item>
      </text:list>
      <text:p text:style-name="Standard"/>
      <text:p text:style-name="Standard">b) in vielen Rechnern im Internet</text:p>
      <text:list xml:id="list7872358608973152191" text:style-name="L12">
        <text:list-item>
          <text:p text:style-name="P18">Nutzung von UTC (Coordinated Universal Time)</text:p>
        </text:list-item>
        <text:list-item>
          <text:p text:style-name="P18">Nutzung von GPS</text:p>
        </text:list-item>
      </text:list>
      <text:p text:style-name="Standard"/>
      <text:p text:style-name="Standard">zeit synchronisation</text:p>
      <text:p text:style-name="Standard">round trip time</text:p>
      <text:p text:style-name="Standard">tcp vs udp in netzwerk &amp; auswirkungen aufgabe 1.5 &amp; 1.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DejaVuSans" svg:font-family="DejaVu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8:15:21.82</meta:creation-date>
    <dc:date>2016-04-25T14:16:53.73</dc:date>
    <meta:editing-duration>PT2H9M52S</meta:editing-duration>
    <meta:editing-cycles>21</meta:editing-cycles>
    <meta:generator>OpenOffice/4.0.1$Win32 OpenOffice.org_project/401m5$Build-9714</meta:generator>
    <meta:document-statistic meta:table-count="1" meta:image-count="0" meta:object-count="0" meta:page-count="2" meta:paragraph-count="66" meta:word-count="386" meta:character-count="2558"/>
  </office:meta>
</office:document-meta>
</file>